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officeooo:rsid="00057826" officeooo:paragraph-rsid="000578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------------------</text:p>
      <text:p text:style-name="P1"/>
      <text:p text:style-name="P1"><text:s text:c="2"/>K-Meter</text:p>
      <text:p text:style-name="P1"><text:s text:c="2"/>=======</text:p>
      <text:p text:style-name="P1"><text:s text:c="2"/>Implementation of a K-System meter according to Bob Katz' specifications</text:p>
      <text:p text:style-name="P1"/>
      <text:p text:style-name="P1"><text:s text:c="2"/>Copyright (c) 2010-2011 Martin Zuther (http://www.mzuther.de/)</text:p>
      <text:p text:style-name="P1"/>
      <text:p text:style-name="P1"><text:s text:c="2"/>This program is free software: you can redistribute it and/or modify</text:p>
      <text:p text:style-name="P1"><text:s text:c="2"/>it under the terms of the GNU General Public License as published by</text:p>
      <text:p text:style-name="P1"><text:s text:c="2"/>the Free Software Foundation, either version 3 of the License, or</text:p>
      <text:p text:style-name="P1"><text:s text:c="2"/>(at your option) any later version.</text:p>
      <text:p text:style-name="P1"/>
      <text:p text:style-name="P1"><text:s text:c="2"/>This program is distributed in the hope that it will be useful,</text:p>
      <text:p text:style-name="P1"><text:s text:c="2"/>but WITHOUT ANY WARRANTY; without even the implied warranty of</text:p>
      <text:p text:style-name="P1"><text:s text:c="2"/>MERCHANTABILITY or FITNESS FOR A PARTICULAR PURPOSE. <text:s/>See the</text:p>
      <text:p text:style-name="P1"><text:s text:c="2"/>GNU General Public License for more details.</text:p>
      <text:p text:style-name="P1"/>
      <text:p text:style-name="P1"><text:s text:c="2"/>You should have received a copy of the GNU General Public License</text:p>
      <text:p text:style-name="P1"><text:s text:c="2"/>along with this program. <text:s/>If not, see &lt;http://www.gnu.org/licenses/&gt;.</text:p>
      <text:p text:style-name="P1"/>
      <text:p text:style-name="P1"><text:s text:c="2"/>Thank you for using free software!</text:p>
      <text:p text:style-name="P1"/>
      <text:p text:style-name="P1">------------------------------------------------------------------------------</text:p>
      <text:p text:style-name="P1"/>
      <text:p text:style-name="P1"/>
      <text:p text:style-name="P1">FLAC-compressed wave file (44.1 kHz, 24 bit)</text:p>
      <text:p text:style-name="P1">============================================</text:p>
      <text:p text:style-name="P1">Please verify correctness of peak meter and maximum peak meter</text:p>
      <text:p text:style-name="P1">programmatically.</text:p>
      <text:p text:style-name="P1"/>
      <text:p text:style-name="P1">Given values describe the left channel. <text:s/>The right channel is delayed</text:p>
      <text:p text:style-name="P1">by one second and its level has been attenuated by 1.93 dB.</text:p>
      <text:p text:style-name="P1"/>
      <text:p text:style-name="P1">00:00.000 - 00:02.000 <text:s/>silence</text:p>
      <text:p text:style-name="P1">00:02.000 - 00:07.000 <text:s/>square wave ( <text:s/>20 Hz, -41.0 dBFS)</text:p>
      <text:p text:style-name="P1"/>
      <text:p text:style-name="P1"><text:s text:c="23"/>[left <text:s/>peak meter should read -21.00 dB (K-20)]</text:p>
      <text:p text:style-name="P1"><text:s text:c="23"/>[right peak meter should read -22.93 dB (K-20)]</text:p>
      <text:p text:style-name="P1"/>
      <text:p text:style-name="P1"><text:s text:c="23"/>[left <text:s/>maximum peak should read -21.00 dB (K-20)]</text:p>
      <text:p text:style-name="P1"><text:s text:c="23"/>[right maximum peak should read -22.93 dB (K-20)]</text:p>
      <text:p text:style-name="P1"/>
      <text:p text:style-name="P1">00:07.000 - 00:09.000 <text:s/>silence</text:p>
      <text:p text:style-name="P1">00:09.000 - 00:14.000 <text:s/>square wave ( 180 Hz, -29.0 dBFS)</text:p>
      <text:p text:style-name="P1"/>
      <text:p text:style-name="P1"><text:s text:c="23"/>[left <text:s/>peak meter should read <text:s/>-9.00 dB (K-20)]</text:p>
      <text:p text:style-name="P1"><text:s text:c="23"/>[right peak meter should read -10.93 dB (K-20)]</text:p>
      <text:p text:style-name="P1"/>
      <text:p text:style-name="P1"><text:s text:c="23"/>[left <text:s/>maximum peak should read <text:s/>-9.00 dB (K-20)]</text:p>
      <text:p text:style-name="P1"><text:s text:c="23"/>[right maximum peak should read -10.93 dB (K-20)]</text:p>
      <text:p text:style-name="P1"/>
      <text:p text:style-name="P1">00:14.000 - 00:16.000 <text:s/>silence</text:p>
      <text:p text:style-name="P1">00:16.000 - 00:21.000 <text:s/>square wave ( 530 Hz, -17.5 dBFS)</text:p>
      <text:p text:style-name="P1"/>
      <text:p text:style-name="P1"><text:s text:c="23"/>[left <text:s/>peak meter should read <text:s/>+2.50 dB (K-20)]</text:p>
      <text:p text:style-name="P1"><text:s text:c="23"/>[right peak meter should read <text:s/>+0.57 dB (K-20)]</text:p>
      <text:p text:style-name="P1"/>
      <text:p text:style-name="P1"><text:s text:c="23"/>[left <text:s/>maximum peak should read <text:s/>+2.50 dB (K-20)]</text:p>
      <text:p text:style-name="P1"><text:s text:c="23"/>[right maximum peak should read <text:s/>+0.57 dB (K-20)]</text:p>
      <text:p text:style-name="P1"/>
      <text:p text:style-name="P1">00:21.000 - 00:23.000 <text:s/>silence</text:p>
      <text:p text:style-name="P1"><text:soft-page-break/>00:23.000 - 00:28.000 <text:s/>square wave (1111 Hz, <text:s/>-8.3 dBFS)</text:p>
      <text:p text:style-name="P1"/>
      <text:p text:style-name="P1"><text:s text:c="23"/>[left <text:s/>peak meter should read +11.70 dB (K-20)]</text:p>
      <text:p text:style-name="P1"><text:s text:c="23"/>[right peak meter should read <text:s/>+9.77 dB (K-20)]</text:p>
      <text:p text:style-name="P1"/>
      <text:p text:style-name="P1"><text:s text:c="23"/>[left <text:s/>maximum peak should read +11.70 dB (K-20)]</text:p>
      <text:p text:style-name="P1"><text:s text:c="23"/>[right maximum peak should read <text:s/>+9.77 dB (K-20)]</text:p>
      <text:p text:style-name="P1"/>
      <text:p text:style-name="P1">00:28.000 - 00:30.000 <text:s/>silence</text:p>
      <text:p text:style-name="P1">00:30.000 - 00:35.000 <text:s/>square wave (1501 Hz, <text:s/>-0.1 dBFS)</text:p>
      <text:p text:style-name="P1"/>
      <text:p text:style-name="P1"><text:s text:c="23"/>[left <text:s/>peak meter should read +19.90 dB (K-20)]</text:p>
      <text:p text:style-name="P1"><text:s text:c="23"/>[right peak meter should read +17.97 dB (K-20)]</text:p>
      <text:p text:style-name="P1"/>
      <text:p text:style-name="P1"><text:s text:c="23"/>[left <text:s/>maximum peak should read +19.90 dB (K-20)]</text:p>
      <text:p text:style-name="P1"><text:s text:c="23"/>[right maximum peak should read +17.97 dB (K-20)]</text:p>
      <text:p text:style-name="P1"/>
      <text:p text:style-name="P1">00:35.000 - 00:37.000 <text:s/>silence</text:p>
      <text:p text:style-name="P1">00:37.000 - 00:42.000 <text:s/>square wave (2890 Hz, -36.0 dBFS)</text:p>
      <text:p text:style-name="P1"/>
      <text:p text:style-name="P1"><text:s text:c="23"/>[left <text:s/>peak meter should read -16.00 dB (K-20)]</text:p>
      <text:p text:style-name="P1"><text:s text:c="23"/>[right peak meter should read -17.93 dB (K-20)]</text:p>
      <text:p text:style-name="P1"/>
      <text:p text:style-name="P1"><text:s text:c="23"/>[left <text:s/>maximum peak should read +19.90 dB (K-20)]</text:p>
      <text:p text:style-name="P1"><text:s text:c="23"/>[right maximum peak should read +17.97 dB (K-20)]</text:p>
      <text:p text:style-name="P1"/>
      <text:p text:style-name="P1">00:42.000 - 00:44.000 <text:s/>silence</text:p>
      <text:p text:style-name="P1">00:44.000 - 00:49.000 <text:s/>square wave (4190 Hz, -69.5 dBFS)</text:p>
      <text:p text:style-name="P1"/>
      <text:p text:style-name="P1"><text:s text:c="23"/>[left <text:s/>peak meter should read -49.50 dB (K-20)]</text:p>
      <text:p text:style-name="P1"><text:s text:c="23"/>[right peak meter should read -51.43 dB (K-20)]</text:p>
      <text:p text:style-name="P1"/>
      <text:p text:style-name="P1"><text:s text:c="23"/>[left <text:s/>maximum peak should read +19.90 dB (K-20)]</text:p>
      <text:p text:style-name="P1"><text:s text:c="23"/>[right maximum peak should read +17.97 dB (K-20)]</text:p>
      <text:p text:style-name="P1"/>
      <text:p text:style-name="P1">00:49.000 - 00:51.000 <text:s/>silence</text:p>
      <text:p text:style-name="P1">00:51.000 - 00:56.000 <text:s/>square wave (8345 Hz, -85.0 dBFS)</text:p>
      <text:p text:style-name="P1"/>
      <text:p text:style-name="P1"><text:s text:c="23"/>(it seems like I have driven Sound Forge's test</text:p>
      <text:p text:style-name="P1"><text:s text:c="24"/>tone generator to its limits -- the peak level</text:p>
      <text:p text:style-name="P1"><text:s text:c="24"/>meter readings given below have been measured</text:p>
      <text:p text:style-name="P1"><text:s text:c="24"/>using the "Statistics" dialog in Sound Forge)</text:p>
      <text:p text:style-name="P1"/>
      <text:p text:style-name="P1"><text:s text:c="23"/>[left <text:s/>peak meter should read -65.05 dB (K-20)]</text:p>
      <text:p text:style-name="P1"><text:s text:c="23"/>[right peak meter should read -66.99 dB (K-20)]</text:p>
      <text:p text:style-name="P1"/>
      <text:p text:style-name="P1"><text:s text:c="23"/>[left <text:s/>maximum peak should read +19.90 dB (K-20)]</text:p>
      <text:p text:style-name="P1"><text:s text:c="23"/>[right maximum peak should read +17.97 dB (K-20)]</text:p>
      <text:p text:style-name="P1"/>
      <text:p text:style-name="P1">00:56.000 - 00:59.000 <text:s/>silence</text:p>
      <text:p text:style-name="P1"/>
      <text:p text:style-name="P1"/>
      <text:p text:style-name="P1">Validation settings</text:p>
      <text:p text:style-name="P1">===================</text:p>
      <text:p text:style-name="P1">File: <text:s text:c="4"/>peak_meter.flac</text:p>
      <text:p text:style-name="P1">Host SR: <text:s/>44 100 Hz</text:p>
      <text:p text:style-name="P1">Channel: <text:s/>All</text:p>
      <text:p text:style-name="P1">Display: <text:s/>[ ] Average meter level</text:p>
      <text:p text:style-name="P1"><text:s text:c="10"/>[x] Peak meter level</text:p>
      <text:p text:style-name="P1"><text:s text:c="10"/>[x] Maximum peak level</text:p>
      <text:p text:style-name="P1"><text:s text:c="10"/>[ ] Stereo meter value</text:p>
      <text:p text:style-name="P1"><text:s text:c="10"/>[ ] Phase correl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meta:document-statistic meta:table-count="0" meta:image-count="0" meta:object-count="0" meta:page-count="2" meta:paragraph-count="86" meta:word-count="601" meta:character-count="4784"/>
    <dc:date>2011-04-19T22:16:19</dc:date>
    <dc:creator>Martin Zuther</dc:creator>
    <meta:editing-duration>PT00H00M11S</meta:editing-duration>
    <meta:editing-cycles>1</meta:editing-cycles>
  </office:meta>
</office:document-meta>
</file>